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&quot;;&quot;Trichodoridae &quot;;&quot;Tylenchidae&quot;;&quot;Tylencholaimidae&quot;;&quot;Tylopharyngidae&quot;;&quot;&quot;)" table:allow-empty-cell="true" table:display-list="sorted-ascending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7" table:default-cell-style-name="ce1"/>
        <table:table-row table:style-name="ro1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6"/>
        </table:table-row>
        <table:table-row table:style-name="ro2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11.5">
            <text:p>11.5</text:p>
          </table:table-cell>
          <table:table-cell table:style-name="Default" office:value-type="float" office:value="141.5">
            <text:p>141.5</text:p>
          </table:table-cell>
          <table:table-cell table:content-validation-name="val1"/>
          <table:table-cell table:style-name="Default" table:content-validation-name="val2" office:value-type="string">
            <text:p>Mononchidae</text:p>
          </table:table-cell>
          <table:table-cell/>
          <table:table-cell table:content-validation-name="val3"/>
          <table:table-cell table:style-name="Default" office:value-type="float" office:value="812.94">
            <text:p>812.94</text:p>
          </table:table-cell>
          <table:table-cell table:style-name="Default"/>
          <table:table-cell table:formula="of:=+[.L2]/[.K2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7.9">
            <text:p>137.9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1284.66">
            <text:p>1284.66</text:p>
          </table:table-cell>
          <table:table-cell table:style-name="Default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33.2">
            <text:p>133.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table:formula="of:=1264.96+1226.71" office:value-type="float" office:value="2491.67">
            <text:p>2491.67</text:p>
          </table:table-cell>
          <table:table-cell table:style-name="Default" office:value-type="float" office:value="1264.96">
            <text:p>1264.96</text:p>
          </table:table-cell>
          <table:table-cell table:formula="of:=+[.L4]/[.K4]" office:value-type="percentage" office:value="0.507675575015953">
            <text:p>51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15.1">
            <text:p>15.1</text:p>
          </table:table-cell>
          <table:table-cell table:style-name="Default" office:value-type="float" office:value="138.5">
            <text:p>138.5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784.4">
            <text:p>784.4</text:p>
          </table:table-cell>
          <table:table-cell table:style-name="Default"/>
          <table:table-cell table:formula="of:=+[.L5]/[.K5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7">
            <text:p>17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1160.87">
            <text:p>1160.87</text:p>
          </table:table-cell>
          <table:table-cell table:style-name="Default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7.1">
            <text:p>17.1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1092.06">
            <text:p>1092.06</text:p>
          </table:table-cell>
          <table:table-cell table:style-name="Default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Damaged</text:p>
          </table:table-cell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3.1">
            <text:p>13.1</text:p>
          </table:table-cell>
          <table:table-cell table:style-name="Default" office:value-type="float" office:value="137.1">
            <text:p>137.1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number-columns-repeated="2" table:style-name="Default"/>
          <table:table-cell table:formula="of:=+[.L8]/[.K8]" office:value-type="percentage" office:value="0">
            <text:p>#DIV/0!</text:p>
          </table:table-cell>
          <table:table-cell table:number-columns-repeated="1011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20:0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20:01:56.26</dc:date>
    <dc:creator>Lawrence Perepolkin</dc:creator>
    <meta:editing-duration>PT9H45M10S</meta:editing-duration>
    <meta:editing-cycles>42</meta:editing-cycles>
    <meta:generator>OpenOffice/4.1.12$Win32 OpenOffice.org_project/4112m1$Build-9809</meta:generator>
    <meta:document-statistic meta:table-count="3" meta:cell-count="152" meta:object-count="0"/>
  </office:meta>
</office:document-meta>
</file>